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3.19cm" fo:min-width="3.38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10.422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752cm" fo:min-width="1.098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14cm" fo:min-width="5.85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814cm" fo:min-width="3.564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4.58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66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02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25cm" fo:min-width="5.469cm"/>
      <style:paragraph-properties style:writing-mode="lr-tb"/>
    </style:style>
    <style:style style:name="gr15" style:family="graphic" style:parent-style-name="objectwithoutfill">
      <style:graphic-properties draw:marker-end="Linienspitzen_20_2" draw:marker-end-width="0.3cm" draw:fill="none" draw:textarea-vertical-align="middle"/>
    </style:style>
    <style:style style:name="gr16" style:family="graphic" style:parent-style-name="objectwithoutfill">
      <style:graphic-properties draw:marker-end="Linienspitzen_20_3" draw:marker-end-width="0.3cm" draw:fill="none" draw:textarea-vertical-align="middle"/>
    </style:style>
    <style:style style:name="gr17" style:family="graphic" style:parent-style-name="objectwithoutfill">
      <style:graphic-properties draw:marker-end="Linienspitzen_20_4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85cm"/>
      <style:paragraph-properties style:writing-mode="lr-tb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7.755cm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299cm" fo:min-width="2.037cm"/>
      <style:paragraph-properties style:writing-mode="lr-tb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82cm" fo:min-width="4.199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3cm" fo:min-width="2.037cm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74cm" fo:min-width="3.183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9.279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5.85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385cm" fo:min-width="5.85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5.85cm"/>
      <style:paragraph-properties style:writing-mode="lr-tb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9.279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9.279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4.453cm"/>
      <style:paragraph-properties style:writing-mode="lr-tb"/>
    </style:style>
    <style:style style:name="gr31" style:family="graphic" style:parent-style-name="objectwithoutfill">
      <style:graphic-properties draw:marker-end="Triangle_20_unfilled" draw:marker-end-width="0.3cm" draw:fill="none" draw:textarea-vertical-align="middle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4.453cm"/>
      <style:paragraph-properties style:writing-mode="lr-tb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4.453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66cm" fo:min-width="4.453cm"/>
      <style:paragraph-properties style:writing-mode="lr-tb"/>
    </style:style>
    <style:style style:name="gr35" style:family="graphic" style:parent-style-name="objectwithoutfill">
      <style:graphic-properties draw:stroke="dash" draw:stroke-dash="Dash" draw:marker-end="Linienspitzen_20_4" draw:marker-end-width="0.3cm" draw:fill="none" draw:textarea-vertical-align="middl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136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136cm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655cm" fo:min-width="8.136cm"/>
      <style:paragraph-properties style:writing-mode="lr-tb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5.85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ffff" draw:opacity="100%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000000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885cm" svg:height="3.44cm" svg:x="2.576cm" svg:y="14.081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measurelines" svg:width="10.922cm" svg:height="4.953cm" svg:x="1.762cm" svg:y="1.762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9.931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7.267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2.028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4.603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599cm" svg:height="3.227cm" svg:x="5.047cm" svg:y="3.1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1.599cm" svg:height="2.551cm" svg:x="7.8cm" svg:y="3.864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1.599cm" svg:height="2.927cm" svg:x="2.472cm" svg:y="3.4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1.598cm" svg:height="3.002cm" svg:x="10.464cm" svg:y="3.41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controls" svg:width="6.35cm" svg:height="4.964cm" svg:x="1.127cm" svg:y="13.308cm">
          <text:p text:style-name="P1"><text:span text:style-name="T1">cls_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2.83cm" svg:y="14.324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3.084cm" svg:y="14.589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4.064cm" svg:height="4.064cm" svg:x="18.018cm" svg:y="8.493cm">
          <draw:glue-point draw:id="4" svg:x="-5cm" svg:y="-2.187cm" draw:escape-direction="left"/>
          <text:p text:style-name="P4"><text:span text:style-name="T1">Sort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4" draw:id="id4" draw:layer="layout" svg:width="5.08cm" svg:height="1.143cm" svg:x="23.098cm" svg:y="9.89cm">
          <text:p text:style-name="P4"><text:span text:style-name="T1">&lt;&lt;INTERFACE&gt;&gt;</text:span><text:span text:style-name="T1"><text:line-break/></text:span><text:span text:style-name="T2">SortAlgorythm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0" draw:id="id10" draw:layer="layout" svg:width="3.366cm" svg:height="1.143cm" svg:x="24.876cm" svg:y="16.367cm">
          <text:p text:style-name="P1"><text:span text:style-name="T1">BinarySearch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3.302cm" svg:height="1.143cm" svg:x="21.447cm" svg:y="16.367cm">
          <text:p text:style-name="P1"><text:span text:style-name="T1">BubbleSearch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" draw:id="id3" draw:layer="layout" svg:width="5.969cm" svg:height="1.143cm" svg:x="21.828cm" svg:y="14.081cm">
          <text:p text:style-name="P1"><text:span text:style-name="T1">SortAlg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" draw:id="id1" draw:layer="layout" svg:width="5.969cm" svg:height="3.175cm" svg:x="15.732cm" svg:y="1.762cm">
          <text:p text:style-name="P1"><text:span text:style-name="T1">SortControllerUI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21.701cm" svg:y1="3.349cm" svg:x2="23.098cm" svg:y2="5.572cm" draw:start-shape="id1" draw:start-glue-point="1" draw:end-shape="id2" draw:end-glue-point="0" svg:d="M21701 3349h1397v2223" svg:viewBox="0 0 1398 2224">
          <text:p/>
        </draw:connector>
        <draw:connector draw:style-name="gr16" draw:text-style-name="P7" draw:layer="layout" draw:line-skew="0.826cm" svg:x1="24.812cm" svg:y1="14.081cm" svg:x2="25.638cm" svg:y2="11.033cm" draw:start-shape="id3" draw:start-glue-point="0" draw:end-shape="id4" draw:end-glue-point="2" svg:d="M24812 14081v-699h826v-2349" svg:viewBox="0 0 827 3049">
          <text:p/>
        </draw:connector>
        <draw:connector draw:style-name="gr17" draw:text-style-name="P7" draw:layer="layout" svg:x1="18.018cm" svg:y1="10.525cm" svg:x2="15.605cm" svg:y2="11.35cm" draw:start-shape="id5" draw:start-glue-point="3" draw:end-shape="id6" draw:end-glue-point="1" svg:d="M18018 10525h-1206v825h-1207" svg:viewBox="0 0 2414 826">
          <text:p/>
        </draw:connector>
        <draw:connector draw:style-name="gr17" draw:text-style-name="P7" draw:layer="layout" svg:x1="7.223cm" svg:y1="6.715cm" svg:x2="9.255cm" svg:y2="8.683cm" draw:start-shape="id7" draw:start-glue-point="2" draw:end-shape="id8" draw:end-glue-point="3" svg:d="M7223 6715v1968h2032" svg:viewBox="0 0 2033 1969">
          <text:p/>
        </draw:connector>
        <draw:custom-shape draw:style-name="gr18" draw:text-style-name="P5" xml:id="id8" draw:id="id8" draw:layer="layout" svg:width="6.35cm" svg:height="1.143cm" svg:x="9.255cm" svg:y="8.112cm">
          <text:p text:style-name="P4"><text:span text:style-name="T1">&lt;&lt;INTERFACE&gt;&gt;</text:span></text:p>
          <text:p text:style-name="P4"><text:span text:style-name="T2">ValueView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8.018cm" svg:y1="9.637cm" svg:x2="15.605cm" svg:y2="8.683cm" draw:start-shape="id5" draw:start-glue-point="4" draw:end-shape="id8" draw:end-glue-point="1" svg:d="M18018 9637h-1206v-954h-1207" svg:viewBox="0 0 2414 955">
          <text:p/>
        </draw:connector>
        <draw:connector draw:style-name="gr17" draw:text-style-name="P7" draw:layer="layout" svg:x1="22.082cm" svg:y1="10.525cm" svg:x2="23.098cm" svg:y2="10.461cm" draw:start-shape="id5" draw:start-glue-point="1" draw:end-shape="id4" draw:end-glue-point="3" svg:d="M22082 10525h508v-64h508" svg:viewBox="0 0 1017 65">
          <text:p/>
        </draw:connector>
        <draw:custom-shape draw:style-name="gr18" draw:text-style-name="P5" xml:id="id2" draw:id="id2" draw:layer="layout" svg:width="6.35cm" svg:height="1.143cm" svg:x="19.923cm" svg:y="5.572cm">
          <text:p text:style-name="P4"><text:span text:style-name="T1">&lt;&lt;INTERFACE&gt;&gt;</text:span></text:p>
          <text:p text:style-name="P4"><text:span text:style-name="T2">SortControllerUser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05cm" svg:y1="8.493cm" svg:x2="23.098cm" svg:y2="6.715cm" draw:start-shape="id5" draw:start-glue-point="0" draw:end-shape="id2" draw:end-glue-point="2" svg:d="M20050 8493v-889h3048v-889" svg:viewBox="0 0 3049 1779">
          <text:p/>
        </draw:connector>
        <draw:custom-shape draw:style-name="gr18" draw:text-style-name="P5" xml:id="id6" draw:id="id6" draw:layer="layout" svg:width="6.35cm" svg:height="1.143cm" svg:x="9.255cm" svg:y="10.779cm">
          <text:p text:style-name="P4"><text:span text:style-name="T1">&lt;&lt;INTERFACE&gt;&gt;</text:span></text:p>
          <text:p text:style-name="P4"><text:span text:style-name="T2">SortValues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7.477cm" svg:y1="15.79cm" svg:x2="9.255cm" svg:y2="11.35cm" draw:start-shape="id9" draw:start-glue-point="1" draw:end-shape="id6" draw:end-glue-point="3" svg:d="M7477 15790h889v-4440h889" svg:viewBox="0 0 1779 4441">
          <text:p/>
        </draw:connector>
        <draw:connector draw:style-name="gr17" draw:text-style-name="P7" draw:layer="layout" svg:x1="26.559cm" svg:y1="16.367cm" svg:x2="24.812cm" svg:y2="15.224cm" draw:start-shape="id10" draw:start-glue-point="0" draw:end-shape="id3" draw:end-glue-point="2" svg:d="M26559 16367v-572h-1747v-571" svg:viewBox="0 0 1748 1144">
          <text:p/>
        </draw:connector>
        <draw:connector draw:style-name="gr17" draw:text-style-name="P7" draw:layer="layout" svg:x1="23.098cm" svg:y1="16.367cm" svg:x2="24.812cm" svg:y2="15.224cm" draw:start-shape="id11" draw:start-glue-point="0" draw:end-shape="id3" draw:end-glue-point="2" svg:d="M23098 16367v-572h1714v-571" svg:viewBox="0 0 1715 1144">
          <text:p/>
        </draw:connector>
      </draw:page>
      <draw:page draw:name="page2" draw:style-name="dp1" draw:master-page-name="Default">
        <draw:custom-shape draw:style-name="gr19" draw:text-style-name="P3" xml:id="id18" draw:id="id18" draw:layer="measurelines" svg:width="8.255cm" svg:height="4.953cm" svg:x="1.762cm" svg:y="1.762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7.267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2.028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4.603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599cm" svg:height="3.227cm" svg:x="5.047cm" svg:y="3.1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1.599cm" svg:height="2.551cm" svg:x="7.8cm" svg:y="3.864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1.599cm" svg:height="2.927cm" svg:x="2.472cm" svg:y="3.4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g xml:id="id21" draw:id="id21">
          <draw:custom-shape draw:style-name="gr20" draw:text-style-name="P2" draw:layer="measurelines" svg:width="2.537cm" svg:height="1.549cm" svg:x="4.354cm" svg:y="17.256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controls" svg:width="4.699cm" svg:height="2.932cm" svg:x="2.905cm" svg:y="16.483cm">
            <text:p text:style-name="P1"><text:span text:style-name="T1">cls_valu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controls" svg:width="2.537cm" svg:height="1.55cm" svg:x="4.52cm" svg:y="17.365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controls" svg:width="2.537cm" svg:height="1.549cm" svg:x="4.686cm" svg:y="17.485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8" xml:id="id16" draw:id="id16" draw:layer="layout" svg:width="4.064cm" svg:height="4.064cm" svg:x="12.684cm" svg:y="9.636cm">
          <draw:glue-point draw:id="4" svg:x="-5cm" svg:y="-2.187cm" draw:escape-direction="left"/>
          <text:p text:style-name="P4"><text:span text:style-name="T1">Sort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5" draw:id="id15" draw:layer="layout" svg:width="5.08cm" svg:height="1.143cm" svg:x="23.098cm" svg:y="9.89cm">
          <text:p text:style-name="P4"><text:span text:style-name="T1">&lt;&lt;INTERFACE&gt;&gt;</text:span><text:span text:style-name="T1"><text:line-break/></text:span><text:span text:style-name="T2">SortAlgorythm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2" draw:id="id22" draw:layer="layout" svg:width="3.366cm" svg:height="1.143cm" svg:x="24.876cm" svg:y="16.367cm">
          <text:p text:style-name="P1"><text:span text:style-name="T1">BinarySearch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3" draw:id="id23" draw:layer="layout" svg:width="3.302cm" svg:height="1.143cm" svg:x="21.447cm" svg:y="16.367cm">
          <text:p text:style-name="P1"><text:span text:style-name="T1">BubbleSearch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4" draw:id="id14" draw:layer="layout" svg:width="5.969cm" svg:height="1.143cm" svg:x="21.828cm" svg:y="14.081cm">
          <text:p text:style-name="P1"><text:span text:style-name="T1">SortAlgo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12" draw:id="id12" draw:layer="layout" svg:width="3.683cm" svg:height="1.524cm" svg:x="11.16cm" svg:y="1.254cm">
          <text:p text:style-name="P1"><text:span text:style-name="T1">SortControllerUI</text:span>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4.843cm" svg:y1="2.016cm" svg:x2="17.192cm" svg:y2="3.159cm" draw:start-shape="id12" draw:start-glue-point="1" draw:end-shape="id13" draw:end-glue-point="0" svg:d="M14843 2016h2349v1143" svg:viewBox="0 0 2350 1144">
          <text:p/>
        </draw:connector>
        <draw:connector draw:style-name="gr16" draw:text-style-name="P7" draw:layer="layout" draw:line-skew="0.826cm" svg:x1="24.812cm" svg:y1="14.081cm" svg:x2="25.638cm" svg:y2="11.033cm" draw:start-shape="id14" draw:start-glue-point="0" draw:end-shape="id15" draw:end-glue-point="2" svg:d="M24812 14081v-699h826v-2349" svg:viewBox="0 0 827 3049">
          <text:p/>
        </draw:connector>
        <draw:connector draw:style-name="gr17" draw:text-style-name="P7" draw:layer="layout" svg:x1="12.684cm" svg:y1="11.668cm" svg:x2="9.255cm" svg:y2="13.89cm" draw:start-shape="id16" draw:start-glue-point="3" draw:end-shape="id17" draw:end-glue-point="1" svg:d="M12684 11668h-1714v2222h-1715" svg:viewBox="0 0 3430 2223">
          <text:p/>
        </draw:connector>
        <draw:connector draw:style-name="gr17" draw:text-style-name="P7" draw:layer="layout" svg:x1="5.889cm" svg:y1="6.715cm" svg:x2="6.08cm" svg:y2="8.112cm" draw:start-shape="id18" draw:start-glue-point="2" draw:end-shape="id19" draw:end-glue-point="0" svg:d="M5889 6715v698h191v699" svg:viewBox="0 0 192 1398">
          <text:p/>
        </draw:connector>
        <draw:custom-shape draw:style-name="gr18" draw:text-style-name="P5" xml:id="id19" draw:id="id19" draw:layer="layout" svg:width="6.35cm" svg:height="1.143cm" svg:x="2.905cm" svg:y="8.112cm">
          <text:p text:style-name="P4"><text:span text:style-name="T1">&lt;&lt;INTERFACE&gt;&gt;</text:span></text:p>
          <text:p text:style-name="P4"><text:span text:style-name="T2">ValueView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2.684cm" svg:y1="10.78cm" svg:x2="9.255cm" svg:y2="8.683cm" draw:start-shape="id16" draw:start-glue-point="4" draw:end-shape="id19" draw:end-glue-point="1" svg:d="M12684 10780h-1714v-2097h-1715" svg:viewBox="0 0 3430 2098">
          <text:p/>
        </draw:connector>
        <draw:connector draw:style-name="gr17" draw:text-style-name="P7" draw:layer="layout" svg:x1="16.748cm" svg:y1="11.668cm" svg:x2="23.098cm" svg:y2="10.461cm" draw:start-shape="id16" draw:start-glue-point="1" draw:end-shape="id15" draw:end-glue-point="3" svg:d="M16748 11668h3175v-1207h3175" svg:viewBox="0 0 6351 1208">
          <text:p/>
        </draw:connector>
        <draw:custom-shape draw:style-name="gr24" draw:text-style-name="P5" xml:id="id13" draw:id="id13" draw:layer="layout" svg:width="9.779cm" svg:height="1.143cm" svg:x="12.303cm" svg:y="3.159cm">
          <text:p text:style-name="P4"><text:span text:style-name="T1">&lt;&lt;INTERFACE&gt;&gt;</text:span></text:p>
          <text:p text:style-name="P4"><text:span text:style-name="T2">SortControllerUser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4.716cm" svg:y1="9.636cm" svg:x2="17.192cm" svg:y2="6.842cm" draw:start-shape="id16" draw:start-glue-point="0" draw:end-shape="id20" draw:end-glue-point="2" svg:d="M14716 9636v-1397h2476v-1397" svg:viewBox="0 0 2477 2795">
          <text:p/>
        </draw:connector>
        <draw:custom-shape draw:style-name="gr18" draw:text-style-name="P5" xml:id="id17" draw:id="id17" draw:layer="layout" svg:width="6.35cm" svg:height="1.143cm" svg:x="2.905cm" svg:y="13.319cm">
          <text:p text:style-name="P4"><text:span text:style-name="T1">&lt;&lt;INTERFACE&gt;&gt;</text:span></text:p>
          <text:p text:style-name="P4"><text:span text:style-name="T2">SortValues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.905cm" svg:y1="17.949cm" svg:x2="2.905cm" svg:y2="13.89cm" draw:start-shape="id21" draw:start-glue-point="3" draw:end-shape="id17" draw:end-glue-point="3" svg:d="M2905 17949h-502v-4059h502" svg:viewBox="0 0 503 4060">
          <text:p/>
        </draw:connector>
        <draw:connector draw:style-name="gr17" draw:text-style-name="P7" draw:layer="layout" svg:x1="26.559cm" svg:y1="16.367cm" svg:x2="24.812cm" svg:y2="15.224cm" draw:start-shape="id22" draw:start-glue-point="0" draw:end-shape="id14" draw:end-glue-point="2" svg:d="M26559 16367v-572h-1747v-571" svg:viewBox="0 0 1748 1144">
          <text:p/>
        </draw:connector>
        <draw:connector draw:style-name="gr17" draw:text-style-name="P7" draw:layer="layout" svg:x1="23.098cm" svg:y1="16.367cm" svg:x2="24.812cm" svg:y2="15.224cm" draw:start-shape="id23" draw:start-glue-point="0" draw:end-shape="id14" draw:end-glue-point="2" svg:d="M23098 16367v-572h1714v-571" svg:viewBox="0 0 1715 1144">
          <text:p/>
        </draw:connector>
        <draw:custom-shape draw:style-name="gr25" draw:text-style-name="P10" draw:layer="layout" svg:width="6.35cm" svg:height="0.762cm" svg:x="2.905cm" svg:y="14.462cm">
          <text:p text:style-name="P9">+ Values[]:Integer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6.35cm" svg:height="0.635cm" svg:x="2.905cm" svg:y="15.224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35cm" svg:height="0.762cm" svg:x="2.905cm" svg:y="9.255cm">
          <text:p text:style-name="P9"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6.35cm" svg:height="1.778cm" svg:x="2.905cm" svg:y="10.017cm">
          <text:p text:style-name="P9">+ ShowValues(Values[]:Integer)<text:line-break/>+ ResetView()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9.779cm" svg:height="0.762cm" svg:x="12.303cm" svg:y="4.302cm">
          <text:p text:style-name="P11"><text:span text:style-name="T3">+ SortAlgorythm:SortAlgorythminterfa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0" draw:id="id20" draw:layer="layout" svg:width="9.779cm" svg:height="1.778cm" svg:x="12.303cm" svg:y="5.064cm">
          <text:p text:style-name="P9">+ StartSort()</text:p>
          <text:p text:style-name="P9">+ StopSort()<text:line-break/>+ SetValues(Values:SortValuesInterface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5" draw:layer="layout" svg:width="4.953cm" svg:height="1.143cm" svg:x="4.683cm" svg:y="4.81cm">
          <text:p text:style-name="P4"><text:span text:style-name="T1">&lt;&lt;INTERFACE&gt;&gt;</text:span></text:p>
          <text:p text:style-name="P12"><text:span text:style-name="T2">SortAlgorythmInterface</text:span>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4.619cm" svg:y1="16.24cm" svg:x2="7.159cm" svg:y2="13.446cm" draw:start-shape="id24" draw:start-glue-point="0" draw:end-shape="id25" draw:end-glue-point="2" svg:d="M4619 16240v-1397h2540v-1397" svg:viewBox="0 0 2541 2795">
          <text:p/>
        </draw:connector>
        <draw:custom-shape draw:style-name="gr32" draw:text-style-name="P10" draw:layer="layout" svg:width="4.953cm" svg:height="0.508cm" svg:x="4.683cm" svg:y="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xml:id="id27" draw:id="id27" draw:layer="layout" svg:width="4.953cm" svg:height="1.778cm" svg:x="4.683cm" svg:y="6.46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26" draw:id="id26" draw:layer="layout" svg:width="4.953cm" svg:height="1.143cm" svg:x="4.683cm" svg:y="10.779cm">
          <text:p text:style-name="P4"><text:span text:style-name="T2">SortAlgo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953cm" svg:height="0.508cm" svg:x="4.683cm" svg:y="11.9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xml:id="id25" draw:id="id25" draw:layer="layout" svg:width="4.953cm" svg:height="1.016cm" svg:x="4.683cm" svg:y="12.43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onnector draw:style-name="gr35" draw:text-style-name="P7" draw:layer="layout" svg:x1="7.159cm" svg:y1="10.779cm" svg:x2="7.159cm" svg:y2="8.239cm" draw:start-shape="id26" draw:start-glue-point="0" draw:end-shape="id27" draw:end-glue-point="2" svg:d="M7159 10779v-2540" svg:viewBox="0 0 1 2541">
          <text:p/>
        </draw:connector>
        <draw:custom-shape draw:style-name="gr30" draw:text-style-name="P5" xml:id="id24" draw:id="id24" draw:layer="layout" svg:width="4.953cm" svg:height="1.143cm" svg:x="2.143cm" svg:y="16.24cm">
          <text:p text:style-name="P4"><text:span text:style-name="T2">BinarySearc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953cm" svg:height="0.508cm" svg:x="2.143cm" svg:y="17.3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953cm" svg:height="1.016cm" svg:x="2.143cm" svg:y="17.89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28" draw:id="id28" draw:layer="layout" svg:width="4.953cm" svg:height="1.143cm" svg:x="7.223cm" svg:y="16.24cm">
          <text:p text:style-name="P4"><text:span text:style-name="T2">BubbleSearc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953cm" svg:height="0.508cm" svg:x="7.223cm" svg:y="17.3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953cm" svg:height="1.016cm" svg:x="7.223cm" svg:y="17.891cm">
          <text:p text:style-name="P9"><text:span text:style-name="T3">+ sort(Values:int[])</text:span></text:p>
          <draw:enhanced-geometry svg:viewBox="0 0 21600 21600" draw:type="rectangle" draw:enhanced-path="M 0 0 L 21600 0 21600 21600 0 21600 0 0 Z N"/>
        </draw:custom-shape>
        <draw:connector draw:style-name="gr31" draw:text-style-name="P7" draw:layer="layout" svg:x1="9.699cm" svg:y1="16.24cm" svg:x2="7.159cm" svg:y2="13.446cm" draw:start-shape="id28" draw:start-glue-point="0" draw:end-shape="id25" draw:end-glue-point="2" svg:d="M9699 16240v-1397h-2540v-1397" svg:viewBox="0 0 2541 2795">
          <text:p/>
        </draw:connector>
        <draw:custom-shape draw:style-name="gr36" draw:text-style-name="P5" draw:layer="layout" svg:width="8.636cm" svg:height="1.143cm" svg:x="17.002cm" svg:y="2.905cm">
          <text:p text:style-name="P4"><text:span text:style-name="T2">SortContro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8.636cm" svg:height="0.762cm" svg:x="17.002cm" svg:y="4.048cm">
          <text:p text:style-name="P9"><text:span text:style-name="T3">+ View:iValueView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8.636cm" svg:height="1.905cm" svg:x="17.002cm" svg:y="4.81cm">
          <text:p text:style-name="P9"><text:span text:style-name="T3">+ sort(Values:int[], SearchAlgo:iSortAlgo)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6.35cm" svg:height="1.143cm" svg:x="17.383cm" svg:y="13.065cm">
          <text:p text:style-name="P4"><text:span text:style-name="T1">&lt;&lt;INTERFACE&gt;&gt;</text:span></text:p>
          <text:p text:style-name="P4"><text:span text:style-name="T2">iValueView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6.35cm" svg:height="0.508cm" svg:x="17.383cm" svg:y="14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6.35cm" svg:height="1.778cm" svg:x="17.383cm" svg:y="14.716cm">
          <text:p text:style-name="P9"><text:span text:style-name="T3">+ showValues(Values:int[]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_20_unfilled" draw:display-name="Triangle unfilled" svg:viewBox="0 0 3000 3000" svg:d="M1500 0l1500 3000h-3000zM1500 447l-1176 2353h235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03T18:42:16.704000000</dc:date>
    <meta:editing-duration>PT42M33S</meta:editing-duration>
    <meta:editing-cycles>11</meta:editing-cycles>
    <meta:document-statistic meta:object-count="90"/>
  </office:meta>
</office:document-meta>
</file>